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fca3" officeooo:paragraph-rsid="0012fca3"/>
    </style:style>
    <style:style style:name="P2" style:family="paragraph" style:parent-style-name="Standard">
      <style:paragraph-properties fo:text-align="justify" style:justify-single-word="false"/>
      <style:text-properties officeooo:rsid="0012fca3" officeooo:paragraph-rsid="001613c3"/>
    </style:style>
    <style:style style:name="P3" style:family="paragraph" style:parent-style-name="Standard">
      <style:paragraph-properties fo:text-align="justify" style:justify-single-word="false"/>
      <style:text-properties officeooo:rsid="0012fca3" officeooo:paragraph-rsid="0013e111"/>
    </style:style>
    <style:style style:name="P4" style:family="paragraph" style:parent-style-name="Standard">
      <style:paragraph-properties fo:text-align="justify" style:justify-single-word="false"/>
      <style:text-properties officeooo:rsid="0014e94a" officeooo:paragraph-rsid="0014e94a"/>
    </style:style>
    <style:style style:name="P5" style:family="paragraph" style:parent-style-name="Standard">
      <style:paragraph-properties fo:text-align="justify" style:justify-single-word="false"/>
      <style:text-properties officeooo:rsid="001613c3" officeooo:paragraph-rsid="001613c3"/>
    </style:style>
    <style:style style:name="P6" style:family="paragraph" style:parent-style-name="Standard">
      <style:paragraph-properties fo:text-align="justify" style:justify-single-word="false"/>
      <style:text-properties officeooo:rsid="0012fca3" officeooo:paragraph-rsid="0014e94a" fo:background-color="#999999"/>
    </style:style>
    <style:style style:name="P7" style:family="paragraph" style:parent-style-name="Standard">
      <style:paragraph-properties fo:text-align="justify" style:justify-single-word="false"/>
      <style:text-properties officeooo:rsid="00165e0e" officeooo:paragraph-rsid="00165e0e"/>
    </style:style>
    <style:style style:name="P8" style:family="paragraph" style:parent-style-name="Standard">
      <style:paragraph-properties fo:text-align="justify" style:justify-single-word="false"/>
      <style:text-properties officeooo:paragraph-rsid="00165e0e"/>
    </style:style>
    <style:style style:name="P9" style:family="paragraph" style:parent-style-name="Standard">
      <style:paragraph-properties fo:text-align="justify" style:justify-single-word="false"/>
      <style:text-properties officeooo:paragraph-rsid="001d6795"/>
    </style:style>
    <style:style style:name="P10" style:family="paragraph" style:parent-style-name="Standard">
      <style:paragraph-properties fo:text-align="justify" style:justify-single-word="false"/>
      <style:text-properties officeooo:rsid="0012fca3" officeooo:paragraph-rsid="0014e94a" fo:background-color="transparent"/>
    </style:style>
    <style:style style:name="P11" style:family="paragraph" style:parent-style-name="Standard">
      <style:paragraph-properties fo:text-align="justify" style:justify-single-word="false"/>
      <style:text-properties officeooo:rsid="001f1304" officeooo:paragraph-rsid="001f1304"/>
    </style:style>
    <style:style style:name="P12" style:family="paragraph" style:parent-style-name="Standard">
      <style:paragraph-properties fo:text-align="justify" style:justify-single-word="false"/>
      <style:text-properties officeooo:rsid="001f1304" officeooo:paragraph-rsid="0012fca3"/>
    </style:style>
    <style:style style:name="P13" style:family="paragraph" style:parent-style-name="Standard">
      <style:paragraph-properties fo:text-align="justify" style:justify-single-word="false"/>
      <style:text-properties officeooo:rsid="0012fca3" officeooo:paragraph-rsid="00200c4d"/>
    </style:style>
    <style:style style:name="P14" style:family="paragraph" style:parent-style-name="Standard">
      <style:paragraph-properties fo:text-align="justify" style:justify-single-word="false"/>
      <style:text-properties officeooo:rsid="0012fca3" officeooo:paragraph-rsid="0012fca3"/>
    </style:style>
    <style:style style:name="P15" style:family="paragraph" style:parent-style-name="Standard">
      <style:paragraph-properties fo:text-align="justify" style:justify-single-word="false"/>
      <style:text-properties officeooo:rsid="0012fca3" officeooo:paragraph-rsid="0013e111"/>
    </style:style>
    <style:style style:name="P16" style:family="paragraph" style:parent-style-name="Standard">
      <style:paragraph-properties fo:text-align="justify" style:justify-single-word="false"/>
      <style:text-properties officeooo:rsid="00165e0e" officeooo:paragraph-rsid="0012fca3"/>
    </style:style>
    <style:style style:name="T1" style:family="text">
      <style:text-properties officeooo:rsid="0012fca3"/>
    </style:style>
    <style:style style:name="T2" style:family="text">
      <style:text-properties officeooo:rsid="0013e111"/>
    </style:style>
    <style:style style:name="T3" style:family="text">
      <style:text-properties officeooo:rsid="001613c3"/>
    </style:style>
    <style:style style:name="T4" style:family="text">
      <style:text-properties officeooo:rsid="00165e0e"/>
    </style:style>
    <style:style style:name="T5" style:family="text">
      <style:text-properties officeooo:rsid="00176aec"/>
    </style:style>
    <style:style style:name="T6" style:family="text">
      <style:text-properties officeooo:rsid="00185331"/>
    </style:style>
    <style:style style:name="T7" style:family="text">
      <style:text-properties officeooo:rsid="0014e94a"/>
    </style:style>
    <style:style style:name="T8" style:family="text">
      <style:text-properties officeooo:rsid="001f1304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1f1304" style:font-size-asian="11pt" style:font-size-complex="11pt"/>
    </style:style>
    <style:style style:name="T11" style:family="text">
      <style:text-properties officeooo:rsid="00200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HERAULT </text:span>Loucas</text:p>
      <text:p text:style-name="P2">9 rue du patis saint-martin</text:p>
      <text:p text:style-name="P2"><text:span text:style-name="T3">02400<text:tab/></text:span><text:span text:style-name="T10">CHATEAU-THIERRY</text:span></text:p>
      <text:p text:style-name="P1"/>
      <text:p text:style-name="P12">loucas.herault@laposte.net</text:p>
      <text:p text:style-name="P1">0755667530</text:p>
      <text:p text:style-name="P5"/>
      <text:p text:style-name="P1"/>
      <text:p text:style-name="P13"><text:tab/><text:tab/><text:tab/><text:tab/><text:tab/><text:tab/><text:tab/><text:tab/><text:span text:style-name="T4">Fait à Château-Thierry, le 09/10/2022.</text:span></text:p>
      <text:p text:style-name="P1"/>
      <text:p text:style-name="P1"/>
      <text:p text:style-name="P1"/>
      <text:p text:style-name="P1"/>
      <text:p text:style-name="P1">Lettre de candidature : stage <text:span text:style-name="T4">en vue d’un emploi. <text:s text:c="16"/></text:span></text:p>
      <text:p text:style-name="P16"/>
      <text:p text:style-name="P7"/>
      <text:p text:style-name="P7"/>
      <text:p text:style-name="P7"/>
      <text:p text:style-name="P7">Madame, Monsieur,</text:p>
      <text:p text:style-name="P7"/>
      <text:p text:style-name="P7"/>
      <text:p text:style-name="P4">Je souhaite postuler à votre offre emploi d’emploi car j’ai le profil <text:span text:style-name="T5">que vous </text:span>recherch<text:span text:style-name="T6">ez</text:span> <text:span text:style-name="T6">pour</text:span> ce poste.</text:p>
      <text:p text:style-name="P4"/>
      <text:p text:style-name="P4">J’ai obtenu le diplôme de développeur web et web-mobile full-stack en avril <text:span text:style-name="T5">dernier </text:span>et poursuit actuellement une formation de <text:span text:style-name="T8">concepteur développeur d’</text:span>applications .</text:p>
      <text:p text:style-name="P4"/>
      <text:p text:style-name="P4">Dans <text:span text:style-name="T3">le</text:span> cadre <text:span text:style-name="T3">de cette formation</text:span>, je recherche un stage de concepteur non rémunéré, <text:span text:style-name="T2">d’une durée de 3 mois, </text:span><text:span text:style-name="T1">du 13 février au 11mai 2023. </text:span></text:p>
      <text:p text:style-name="P4"/>
      <text:p text:style-name="P5">Après l’obtention du diplôme qui se déroule<text:span text:style-name="T5">ra en date du</text:span> <text:span text:style-name="T5">1</text:span>5 mai <text:span text:style-name="T5">2023,</text:span> je pourrais rejoindre votre équipe.</text:p>
      <text:p text:style-name="P6"/>
      <text:p text:style-name="P10"><text:span text:style-name="T7">Motivé et dynamique, </text:span><text:span text:style-name="T3">je souhaite mettre à profit mes connaissances en front-end et en back-end, </text:span><text:span text:style-name="T11">a</text:span><text:span text:style-name="T3">insi que mettre en applications les usages et technologies que j’ai appris. L’extrême programming, UML, maquette, SCRUM, méthode agile, </text:span><text:span text:style-name="T6">l’utilisation de frameworks PHP et Javascript.</text:span></text:p>
      <text:p text:style-name="P2"/>
      <text:p text:style-name="P2"/>
      <text:p text:style-name="P11">J’espère que mon profil retiendra toute votre attention dans le but d’intégrer votre entreprise.</text:p>
      <text:p text:style-name="P9"><text:span text:style-name="T3">J</text:span>e reste à votre disposition pour toute question complémentaire <text:span text:style-name="T5">ainsi que pour</text:span><text:span text:style-name="T3"> une entrevue. </text:span></text:p>
      <text:p text:style-name="P8"/>
      <text:p text:style-name="P7">Je vous prie de croire, Madame, Monsieur, en mes sentiments les meilleurs.</text:p>
      <text:p text:style-name="P7"/>
      <text:p text:style-name="P7"/>
      <text:p text:style-name="P7"/>
      <text:p text:style-name="P7"><text:tab/><text:tab/><text:tab/><text:tab/><text:tab/><text:tab/><text:tab/><text:tab/><text:tab/><text:span text:style-name="T8">Hérault Loucas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20:19:12.958249002</meta:creation-date>
    <meta:editing-duration>PT46M53S</meta:editing-duration>
    <meta:editing-cycles>3</meta:editing-cycles>
    <meta:generator>LibreOffice/7.3.6.2$Linux_X86_64 LibreOffice_project/30$Build-2</meta:generator>
    <dc:date>2022-10-14T18:51:36.192655266</dc:date>
    <meta:document-statistic meta:table-count="0" meta:image-count="0" meta:object-count="0" meta:page-count="1" meta:paragraph-count="17" meta:word-count="193" meta:character-count="1302" meta:non-whitespace-character-count="1090"/>
  </office:meta>
</office:document-meta>
</file>